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11.08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value</text:p>
          </table:table-cell>
          <table:table-cell office:value-type="string">
            <text:p>armor_c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Wooden Buckler</text:p>
          </table:table-cell>
          <table:table-cell office:value-type="string">
            <text:p>A wooden buckler.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oden Kite Shield</text:p>
          </table:table-cell>
          <table:table-cell office:value-type="string">
            <text:p>A wooden kite shield.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iked Wooden Buckler</text:p>
          </table:table-cell>
          <table:table-cell office:value-type="string">
            <text:p>A wooden buckler fitted with a spike.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piked Wooden Kite Shield</text:p>
          </table:table-cell>
          <table:table-cell office:value-type="string">
            <text:p>A wooden kite shield fitted with spikes.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iked Wooden Pavise</text:p>
          </table:table-cell>
          <table:table-cell office:value-type="string">
            <text:p>A wooden pavise fitted with spikes.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inforced Wooden Buckler</text:p>
          </table:table-cell>
          <table:table-cell office:value-type="string">
            <text:p>A wooden buckler reinforced with steel trim.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inforced Wooden Shield</text:p>
          </table:table-cell>
          <table:table-cell office:value-type="string">
            <text:p>A wooden shield reinforced with steel trim.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inforced Wooden Pavise</text:p>
          </table:table-cell>
          <table:table-cell office:value-type="string">
            <text:p>A wooden pavise reinforced with steel trim.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ilded Wooden Buckler</text:p>
          </table:table-cell>
          <table:table-cell office:value-type="string">
            <text:p>A wooden buckler decorated with a gold trim.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ilded Wooden Shield</text:p>
          </table:table-cell>
          <table:table-cell office:value-type="string">
            <text:p>A wooden shield decorated with a gold trim.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ilded Wooden Pavise</text:p>
          </table:table-cell>
          <table:table-cell office:value-type="string">
            <text:p>A wooden pavise decorated with a gold trim.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teel Buckler</text:p>
          </table:table-cell>
          <table:table-cell office:value-type="string">
            <text:p>A buckler made of fine steel.</text:p>
          </table:table-cell>
          <table:table-cell office:value-type="float" office:value="700">
            <text:p>7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teel Pavise</text:p>
          </table:table-cell>
          <table:table-cell office:value-type="string">
            <text:p>A pavise made of fine steel.</text:p>
          </table:table-cell>
          <table:table-cell office:value-type="float" office:value="1050">
            <text:p>105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ilded Steel Buckler</text:p>
          </table:table-cell>
          <table:table-cell office:value-type="string">
            <text:p>A fine steel buckler decorated with a gold trim.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ilded Steel Kite Shield</text:p>
          </table:table-cell>
          <table:table-cell office:value-type="string">
            <text:p>A fine steel kite shield decorated with a gold trim.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rusader Shield</text:p>
          </table:table-cell>
          <table:table-cell office:value-type="string">
            <text:p>A shield wielded by crusaders.</text:p>
          </table:table-cell>
          <table:table-cell office:value-type="float" office:value="1200">
            <text:p>12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iery Shield</text:p>
          </table:table-cell>
          <table:table-cell office:value-type="string">
            <text:p>A shield imbued with fiery power.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quatic Shield</text:p>
          </table:table-cell>
          <table:table-cell office:value-type="string">
            <text:p>A shield imbued with aquatic power.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arthen Shield</text:p>
          </table:table-cell>
          <table:table-cell office:value-type="string">
            <text:p>A shield imbued with earthen power.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rozen Shield</text:p>
          </table:table-cell>
          <table:table-cell office:value-type="string">
            <text:p>A shield imbued with icy power.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ilded Decorative Shield</text:p>
          </table:table-cell>
          <table:table-cell office:value-type="string">
            <text:p>A beautiful mythril shield, with a face of pure gold.</text:p>
          </table:table-cell>
          <table:table-cell office:value-type="float" office:value="100000">
            <text:p>1000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lood Aegis</text:p>
          </table:table-cell>
          <table:table-cell office:value-type="string">
            <text:p>The face of this shield appears to drip a neverending source of blood.</text:p>
          </table:table-cell>
          <table:table-cell office:value-type="float" office:value="100000">
            <text:p>1000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byssal Aegis</text:p>
          </table:table-cell>
          <table:table-cell office:value-type="string">
            <text:p>The face of this shield appears to be a direct pathway to the abyss.</text:p>
          </table:table-cell>
          <table:table-cell office:value-type="float" office:value="100000">
            <text:p>100000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5">2020-10-05</text:date>, <text:time>19:3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20-10-05T19:01:27.71</meta:creation-date>
    <meta:generator>OpenOffice/4.1.5$Win32 OpenOffice.org_project/415m1$Build-9789</meta:generator>
    <dc:date>2020-10-05T19:36:36.44</dc:date>
    <dc:creator>Riley Runchey</dc:creator>
    <meta:editing-duration>PT35M9S</meta:editing-duration>
    <meta:editing-cycles>1</meta:editing-cycles>
    <meta:document-statistic meta:table-count="3" meta:cell-count="97" meta:object-count="0"/>
  </office:meta>
</office:document-meta>
</file>